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174c" officeooo:paragraph-rsid="000c9e0b"/>
    </style:style>
    <style:style style:name="P2" style:family="paragraph" style:parent-style-name="Standard">
      <style:text-properties officeooo:rsid="000f5cd8" officeooo:paragraph-rsid="000c9e0b"/>
    </style:style>
    <style:style style:name="P3" style:family="paragraph" style:parent-style-name="Standard">
      <style:text-properties fo:color="#000000" style:font-name="Liberation Serif" fo:font-size="12pt" officeooo:rsid="00180a05" officeooo:paragraph-rsid="000c9e0b" style:font-size-asian="12pt" style:font-size-complex="12pt"/>
    </style:style>
    <style:style style:name="P4" style:family="paragraph" style:parent-style-name="Standard">
      <style:text-properties fo:color="#000000" style:font-name="Liberation Serif" fo:font-size="12pt" officeooo:rsid="0019174c" officeooo:paragraph-rsid="000c9e0b" style:font-size-asian="12pt" style:font-size-complex="12pt"/>
    </style:style>
    <style:style style:name="P5" style:family="paragraph" style:parent-style-name="Standard">
      <style:text-properties fo:color="#000000" style:font-name="Liberation Serif" fo:font-size="12pt" officeooo:rsid="0016008c" officeooo:paragraph-rsid="000c9e0b" style:font-size-asian="12pt" style:font-size-complex="12pt"/>
    </style:style>
    <style:style style:name="P6" style:family="paragraph" style:parent-style-name="Standard">
      <style:text-properties fo:color="#000000" style:font-name="Liberation Serif" fo:font-size="12pt" officeooo:rsid="000c9e0b" officeooo:paragraph-rsid="000c9e0b" style:font-size-asian="12pt" style:font-size-complex="12pt"/>
    </style:style>
    <style:style style:name="P7" style:family="paragraph" style:parent-style-name="Standard">
      <style:text-properties fo:color="#000000" style:font-name="Liberation Serif" fo:font-size="12pt" officeooo:rsid="000aa153" officeooo:paragraph-rsid="000c9e0b" style:font-size-asian="12pt" style:font-size-complex="12pt"/>
    </style:style>
    <style:style style:name="P8" style:family="paragraph" style:parent-style-name="Standard">
      <style:text-properties fo:color="#000000" style:font-name="Liberation Serif" fo:font-size="12pt" officeooo:paragraph-rsid="000f886e" style:font-size-asian="12pt" style:font-size-complex="12pt"/>
    </style:style>
    <style:style style:name="P9" style:family="paragraph" style:parent-style-name="Standard">
      <style:text-properties fo:color="#000000" style:font-name="Liberation Serif" fo:font-size="12pt" officeooo:paragraph-rsid="000c9e0b" style:font-size-asian="12pt" style:font-size-complex="12pt"/>
    </style:style>
    <style:style style:name="P10" style:family="paragraph" style:parent-style-name="Standard">
      <style:text-properties fo:color="#000000" style:font-name="Liberation Serif" fo:font-size="12pt" officeooo:rsid="000ca6b3" officeooo:paragraph-rsid="000ca6b3" style:font-size-asian="12pt" style:font-size-complex="12pt"/>
    </style:style>
    <style:style style:name="P11" style:family="paragraph" style:parent-style-name="Standard">
      <style:text-properties fo:color="#000000" style:font-name="Liberation Serif" fo:font-size="12pt" officeooo:paragraph-rsid="000ca6b3" style:font-size-asian="12pt" style:font-size-complex="12pt"/>
    </style:style>
    <style:style style:name="P12" style:family="paragraph" style:parent-style-name="Standard">
      <style:text-properties fo:color="#000000" style:font-name="Liberation Serif" fo:font-size="12pt" officeooo:rsid="000f5024" officeooo:paragraph-rsid="000f5024" style:font-size-asian="12pt" style:font-size-complex="12pt"/>
    </style:style>
    <style:style style:name="T1" style:family="text">
      <style:text-properties officeooo:rsid="000fc4d1"/>
    </style:style>
    <style:style style:name="T2" style:family="text">
      <style:text-properties officeooo:rsid="000c9e0b"/>
    </style:style>
    <style:style style:name="T3" style:family="text">
      <style:text-properties fo:font-variant="normal" fo:text-transform="none" fo:color="#333333" style:font-name="Helvetica Neue" fo:font-size="9.75pt" fo:letter-spacing="normal" fo:font-style="normal" fo:font-weight="normal"/>
    </style:style>
    <style:style style:name="T4" style:family="text">
      <style:text-properties fo:font-variant="normal" fo:text-transform="none" fo:color="#333333" fo:letter-spacing="normal"/>
    </style:style>
    <style:style style:name="T5" style:family="text">
      <style:text-properties fo:font-variant="normal" fo:text-transform="none" style:font-name="Helvetica Neue" fo:font-size="9.75pt" fo:letter-spacing="normal" fo:font-style="normal" fo:font-weight="normal"/>
    </style:style>
    <style:style style:name="T6" style:family="text">
      <style:text-properties fo:font-variant="normal" fo:text-transform="none" fo:letter-spacing="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font-size="9.75pt" fo:letter-spacing="normal" fo:font-style="normal" fo:font-weight="normal"/>
    </style:style>
    <style:style style:name="T9" style:family="text">
      <style:text-properties officeooo:rsid="000ca6b3"/>
    </style:style>
    <style:style style:name="T10" style:family="text">
      <style:text-properties officeooo:rsid="000d9ce7"/>
    </style:style>
    <style:style style:name="T11" style:family="text">
      <style:text-properties fo:color="#000000"/>
    </style:style>
    <style:style style:name="T12" style:family="text">
      <style:text-properties fo:color="#000000" officeooo:rsid="000fc4d1"/>
    </style:style>
    <style:style style:name="T13" style:family="text">
      <style:text-properties fo:color="#000000" style:font-name="Liberation Serif"/>
    </style:style>
    <style:style style:name="T14" style:family="text">
      <style:text-properties fo:color="#000000" style:font-name="Liberation Serif" officeooo:rsid="000fc4d1"/>
    </style:style>
    <style:style style:name="T15" style:family="text">
      <style:text-properties fo:color="#000000" style:font-name="Liberation Serif" fo:font-size="12pt" style:font-size-asian="12pt" style:font-size-complex="12pt"/>
    </style:style>
    <style:style style:name="T16" style:family="text">
      <style:text-properties fo:color="#000000" style:font-name="Liberation Serif" fo:font-size="12pt" officeooo:rsid="000fc4d1"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udent_name: Devanjal Kotia</text:p>
      <text:p text:style-name="P3">Student_id: 010825048</text:p>
      <text:p text:style-name="P1"><text:span text:style-name="T15">Git hub: </text:span><text:a xlink:type="simple" xlink:href="https://github.com/nehaparmarcs/ShoppingCart.git" text:style-name="Internet_20_link" text:visited-style-name="Visited_20_Internet_20_Link">https://github.com/nehaparmarcs/ShoppingCart.git</text:a></text:p>
      <text:p text:style-name="P2"><text:span text:style-name="T15">waffle.io:- </text:span><text:a xlink:type="simple" xlink:href="https://waffle.io/nehaparmarcs/ShoppingCart" text:style-name="Internet_20_link" text:visited-style-name="Visited_20_Internet_20_Link"><text:span text:style-name="T16">https://waffle.io/nehaparmarcs/ShoppingCart</text:span></text:a></text:p>
      <text:p text:style-name="P4"/>
      <text:p text:style-name="P4"/>
      <text:p text:style-name="P5">Online Fashion Apparel (Shopping Cart)</text:p>
      <text:p text:style-name="P6"/>
      <text:p text:style-name="P7">week #<text:span text:style-name="T2">3</text:span></text:p>
      <text:p text:style-name="P7"/>
      <text:p text:style-name="P8"><text:span text:style-name="T2">In this week, I had started for symmetry between all the pages and for that I has used Bootstrap in all the pages starting from the first page, registration page and login page. In this bootstrap, I had kept the navigation bar that is on the left side of the page which is having option like home page, login page and the sign up or the registration page. </text:span><text:span text:style-name="T7">When we navigate from one page to another only the central part is change and rest of the part remain intact. </text:span><text:span text:style-name="T2">We also have the header and the search bar in it.</text:span></text:p>
      <text:p text:style-name="P9"><text:span text:style-name="T2">For the search bar, I had used the ajax and jquery part for auto completion. When a user type some character in the text box, jquery will fire an ajax request which uses auto complete plugin to the controller. The controller will make a call to the user data access object which establish a connection and returns user data back in the form of array list to the controller. After we the the data, we convert it to JSON format and return back the success function of our ajax call.</text:span></text:p>
      <text:p text:style-name="P10">Connection with the databases using jdbc is given with Database.java this time instead of JSP which I had used earlier for all login and sign up purpose. Also, for java object or simply pojo we have User.java.</text:p>
      <text:p text:style-name="P10">Finally we need a data access object class, UserDO.java which interacts with the mysql database and returns the auto complete data which was requested by ajax. Here we use sql type query for retreival of the matching records.</text:p>
      <text:p text:style-name="P11"><text:span text:style-name="T9">Apart from this, I m currently working for the Check Availability of the username in which <text:s/>ajax call will be made that will handled by controller and response will be generate which is based on information fetched during traversal of databases.</text:span><text:line-break/><text:span text:style-name="T10">Also, For this week , For our Couchdb presentation which was postpone last week, I get to know and research some of the concepts about the working of the querying part of the Couchdb. The Map and Reduce function, which are used with Java Script which is default language for querying, we can also use python. So map function uses document as an input and for desired ordering of the view we provide key. For eg: emit(doc.price, doc.make) , here emit is the built in method of Map function and doc.price is key and doc.make is the value. Also, for Reduce function, the result of the Map function is input. So, Reduce function reduces the result into single value as per the corresponding key.</text:span></text:p>
      <text:p text:style-name="P12">One important thing that I got to know is reduce function can use its result also as its input as sometime <text:s text:c="2"/>map function is too large so it gets split into parts and run into reduce function and then all the result of this reduce function is taken as input and then reduced to a single val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3T17:51:23.696742704</meta:creation-date>
    <dc:date>2016-04-23T21:53:29.783930175</dc:date>
    <meta:editing-duration>PT7M10S</meta:editing-duration>
    <meta:editing-cycles>1</meta:editing-cycles>
    <meta:document-statistic meta:table-count="0" meta:image-count="0" meta:object-count="0" meta:page-count="1" meta:paragraph-count="12" meta:word-count="504" meta:character-count="2865" meta:non-whitespace-character-count="2370"/>
    <meta:generator>LibreOffice/5.0.5.2$Linux_X86_64 LibreOffice_project/00m0$Build-2</meta:generator>
  </office:meta>
</office:document-meta>
</file>